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e040" officeooo:paragraph-rsid="0013e040"/>
    </style:style>
    <style:style style:name="P2" style:family="paragraph" style:parent-style-name="Standard">
      <style:text-properties officeooo:rsid="0013e040" officeooo:paragraph-rsid="0030b819"/>
    </style:style>
    <style:style style:name="P3" style:family="paragraph" style:parent-style-name="Standard">
      <style:text-properties officeooo:rsid="0013e040" officeooo:paragraph-rsid="0032959e"/>
    </style:style>
    <style:style style:name="P4" style:family="paragraph" style:parent-style-name="Standard">
      <style:text-properties officeooo:rsid="0013e040" officeooo:paragraph-rsid="00343bbc"/>
    </style:style>
    <style:style style:name="P5" style:family="paragraph" style:parent-style-name="Standard">
      <style:text-properties officeooo:rsid="0013e040" officeooo:paragraph-rsid="003a858b"/>
    </style:style>
    <style:style style:name="P6" style:family="paragraph" style:parent-style-name="Standard">
      <style:text-properties officeooo:rsid="0013e040" officeooo:paragraph-rsid="003c76c5"/>
    </style:style>
    <style:style style:name="P7" style:family="paragraph" style:parent-style-name="Standard">
      <style:text-properties officeooo:rsid="0013e040" officeooo:paragraph-rsid="003d249b"/>
    </style:style>
    <style:style style:name="P8" style:family="paragraph" style:parent-style-name="Standard">
      <style:text-properties officeooo:rsid="0013e040" officeooo:paragraph-rsid="004023e8"/>
    </style:style>
    <style:style style:name="P9" style:family="paragraph" style:parent-style-name="Standard">
      <style:text-properties officeooo:rsid="0013e040" officeooo:paragraph-rsid="0043b7d1"/>
    </style:style>
    <style:style style:name="P10" style:family="paragraph" style:parent-style-name="Standard">
      <style:text-properties officeooo:rsid="0013e040" officeooo:paragraph-rsid="0049adbf"/>
    </style:style>
    <style:style style:name="P11" style:family="paragraph" style:parent-style-name="Standard">
      <style:text-properties officeooo:rsid="0013e040" officeooo:paragraph-rsid="004a6b8f"/>
    </style:style>
    <style:style style:name="P12" style:family="paragraph" style:parent-style-name="Standard">
      <style:text-properties officeooo:rsid="0013e040" officeooo:paragraph-rsid="0051965c"/>
    </style:style>
    <style:style style:name="P13" style:family="paragraph" style:parent-style-name="Standard">
      <style:text-properties officeooo:rsid="0013e040" officeooo:paragraph-rsid="005271bf"/>
    </style:style>
    <style:style style:name="P14" style:family="paragraph" style:parent-style-name="Standard">
      <style:text-properties officeooo:rsid="0013e040" officeooo:paragraph-rsid="00563d90"/>
    </style:style>
    <style:style style:name="P15" style:family="paragraph" style:parent-style-name="Standard">
      <style:text-properties officeooo:rsid="0013e040" officeooo:paragraph-rsid="0056fc8c"/>
    </style:style>
    <style:style style:name="P16" style:family="paragraph" style:parent-style-name="Standard">
      <style:text-properties officeooo:rsid="0013e040" officeooo:paragraph-rsid="00579593"/>
    </style:style>
    <style:style style:name="P17" style:family="paragraph" style:parent-style-name="Standard">
      <style:text-properties officeooo:rsid="0013e040" officeooo:paragraph-rsid="005a215b"/>
    </style:style>
    <style:style style:name="P18" style:family="paragraph" style:parent-style-name="Standard">
      <style:text-properties officeooo:rsid="0013e040" officeooo:paragraph-rsid="005c118d"/>
    </style:style>
    <style:style style:name="P19" style:family="paragraph" style:parent-style-name="Standard">
      <style:text-properties officeooo:rsid="0013e040" officeooo:paragraph-rsid="005de3a7"/>
    </style:style>
    <style:style style:name="P20" style:family="paragraph" style:parent-style-name="Standard">
      <style:text-properties officeooo:rsid="0013e040" officeooo:paragraph-rsid="005fd2b9"/>
    </style:style>
    <style:style style:name="P21" style:family="paragraph" style:parent-style-name="Standard">
      <style:text-properties officeooo:rsid="0013e040" officeooo:paragraph-rsid="00605afe"/>
    </style:style>
    <style:style style:name="P22" style:family="paragraph" style:parent-style-name="Standard">
      <style:text-properties officeooo:rsid="0013e040" officeooo:paragraph-rsid="00642eb7"/>
    </style:style>
    <style:style style:name="P23" style:family="paragraph" style:parent-style-name="Standard">
      <style:text-properties officeooo:rsid="0013e040" officeooo:paragraph-rsid="006a5774"/>
    </style:style>
    <style:style style:name="P24" style:family="paragraph" style:parent-style-name="Standard">
      <style:text-properties officeooo:rsid="0013e040" officeooo:paragraph-rsid="006cd1ca"/>
    </style:style>
    <style:style style:name="P25" style:family="paragraph" style:parent-style-name="Standard">
      <style:text-properties officeooo:rsid="0013e040" officeooo:paragraph-rsid="006f5d55"/>
    </style:style>
    <style:style style:name="P26" style:family="paragraph" style:parent-style-name="Standard">
      <style:text-properties officeooo:rsid="0013e040" officeooo:paragraph-rsid="006f72f9"/>
    </style:style>
    <style:style style:name="P27" style:family="paragraph" style:parent-style-name="Standard">
      <style:text-properties officeooo:rsid="0013e040" officeooo:paragraph-rsid="00727ac3"/>
    </style:style>
    <style:style style:name="P28" style:family="paragraph" style:parent-style-name="Standard">
      <style:text-properties officeooo:rsid="0013e040" officeooo:paragraph-rsid="0075587a"/>
    </style:style>
    <style:style style:name="P29" style:family="paragraph" style:parent-style-name="Standard">
      <style:text-properties officeooo:rsid="0014785d" officeooo:paragraph-rsid="0014785d"/>
    </style:style>
    <style:style style:name="P30" style:family="paragraph" style:parent-style-name="Standard">
      <style:text-properties officeooo:rsid="0014785d" officeooo:paragraph-rsid="001a46d6"/>
    </style:style>
    <style:style style:name="P31" style:family="paragraph" style:parent-style-name="Standard">
      <style:text-properties officeooo:rsid="0014785d" officeooo:paragraph-rsid="0020d3cc"/>
    </style:style>
    <style:style style:name="P32" style:family="paragraph" style:parent-style-name="Standard">
      <style:text-properties officeooo:rsid="0018c232" officeooo:paragraph-rsid="0018c232"/>
    </style:style>
    <style:style style:name="P33" style:family="paragraph" style:parent-style-name="Standard">
      <style:text-properties fo:font-weight="normal" officeooo:paragraph-rsid="0018c232" style:font-weight-asian="normal" style:font-weight-complex="normal"/>
    </style:style>
    <style:style style:name="P34" style:family="paragraph" style:parent-style-name="Standard">
      <style:text-properties fo:font-weight="normal" officeooo:paragraph-rsid="001903bf" style:font-weight-asian="normal" style:font-weight-complex="normal"/>
    </style:style>
    <style:style style:name="P35" style:family="paragraph" style:parent-style-name="Standard">
      <style:text-properties fo:font-weight="normal" officeooo:paragraph-rsid="001b88b8" style:font-weight-asian="normal" style:font-weight-complex="normal"/>
    </style:style>
    <style:style style:name="P36" style:family="paragraph" style:parent-style-name="Standard">
      <style:text-properties fo:font-weight="normal" officeooo:paragraph-rsid="001e9ae7" style:font-weight-asian="normal" style:font-weight-complex="normal"/>
    </style:style>
    <style:style style:name="P37" style:family="paragraph" style:parent-style-name="Standard">
      <style:text-properties fo:font-weight="normal" officeooo:rsid="001903bf" officeooo:paragraph-rsid="0029bd63" style:font-weight-asian="normal" style:font-weight-complex="normal"/>
    </style:style>
    <style:style style:name="P38" style:family="paragraph" style:parent-style-name="Standard">
      <style:text-properties fo:font-weight="normal" officeooo:rsid="001903bf" officeooo:paragraph-rsid="002c2d9d" style:font-weight-asian="normal" style:font-weight-complex="normal"/>
    </style:style>
    <style:style style:name="P39" style:family="paragraph" style:parent-style-name="Standard">
      <style:text-properties fo:font-weight="normal" officeooo:rsid="001903bf" officeooo:paragraph-rsid="002c4adf" style:font-weight-asian="normal" style:font-weight-complex="normal"/>
    </style:style>
    <style:style style:name="P40" style:family="paragraph" style:parent-style-name="Standard">
      <style:text-properties fo:font-weight="normal" officeooo:rsid="001903bf" officeooo:paragraph-rsid="002d1178" style:font-weight-asian="normal" style:font-weight-complex="normal"/>
    </style:style>
    <style:style style:name="P41" style:family="paragraph" style:parent-style-name="Standard">
      <style:text-properties officeooo:rsid="001903bf" officeooo:paragraph-rsid="001903bf"/>
    </style:style>
    <style:style style:name="P42" style:family="paragraph" style:parent-style-name="Standard">
      <style:text-properties officeooo:rsid="001d05c6" officeooo:paragraph-rsid="005271bf"/>
    </style:style>
    <style:style style:name="P43" style:family="paragraph" style:parent-style-name="Standard">
      <style:text-properties officeooo:rsid="0027cf6d" officeooo:paragraph-rsid="0029bd63"/>
    </style:style>
    <style:style style:name="P44" style:family="paragraph" style:parent-style-name="Standard">
      <style:text-properties officeooo:rsid="005271bf" officeooo:paragraph-rsid="005271bf"/>
    </style:style>
    <style:style style:name="P45" style:family="paragraph" style:parent-style-name="Standard">
      <style:text-properties fo:color="#000000" officeooo:rsid="0013e040" officeooo:paragraph-rsid="00605afe"/>
    </style:style>
    <style:style style:name="P46" style:family="paragraph" style:parent-style-name="Standard">
      <style:text-properties fo:color="#000000" officeooo:rsid="0013e040" officeooo:paragraph-rsid="00642eb7"/>
    </style:style>
    <style:style style:name="P47" style:family="paragraph" style:parent-style-name="Standard">
      <style:text-properties fo:color="#000000" officeooo:rsid="0013e040" officeooo:paragraph-rsid="006cd1ca"/>
    </style:style>
    <style:style style:name="P48" style:family="paragraph" style:parent-style-name="Standard">
      <style:text-properties fo:color="#000000" officeooo:rsid="0013e040" officeooo:paragraph-rsid="006f72f9"/>
    </style:style>
    <style:style style:name="P49" style:family="paragraph" style:parent-style-name="Footer">
      <style:paragraph-properties fo:text-align="center" style:justify-single-word="false"/>
    </style:style>
    <style:style style:name="T1" style:family="text">
      <style:text-properties officeooo:rsid="0015a186"/>
    </style:style>
    <style:style style:name="T2" style:family="text">
      <style:text-properties fo:font-weight="bold" officeooo:rsid="00232512" style:font-weight-asian="bold" style:font-weight-complex="bold"/>
    </style:style>
    <style:style style:name="T3" style:family="text">
      <style:text-properties officeooo:rsid="001a46d6"/>
    </style:style>
    <style:style style:name="T4" style:family="text">
      <style:text-properties officeooo:rsid="001b88b8"/>
    </style:style>
    <style:style style:name="T5" style:family="text">
      <style:text-properties officeooo:rsid="001d980e"/>
    </style:style>
    <style:style style:name="T6" style:family="text">
      <style:text-properties officeooo:rsid="001e9ae7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d980e" style:font-weight-asian="normal" style:font-weight-complex="normal"/>
    </style:style>
    <style:style style:name="T9" style:family="text">
      <style:text-properties fo:font-weight="normal" officeooo:rsid="0025e0b8" style:font-weight-asian="normal" style:font-weight-complex="normal"/>
    </style:style>
    <style:style style:name="T10" style:family="text">
      <style:text-properties fo:font-weight="normal" officeooo:rsid="001a46d6" style:font-weight-asian="normal" style:font-weight-complex="normal"/>
    </style:style>
    <style:style style:name="T11" style:family="text">
      <style:text-properties fo:font-weight="normal" officeooo:rsid="0029bd63" style:font-weight-asian="normal" style:font-weight-complex="normal"/>
    </style:style>
    <style:style style:name="T12" style:family="text">
      <style:text-properties fo:font-weight="normal" officeooo:rsid="002c2d9d" style:font-weight-asian="normal" style:font-weight-complex="normal"/>
    </style:style>
    <style:style style:name="T13" style:family="text">
      <style:text-properties fo:font-weight="normal" officeooo:rsid="001e9ae7" style:font-weight-asian="normal" style:font-weight-complex="normal"/>
    </style:style>
    <style:style style:name="T14" style:family="text">
      <style:text-properties fo:font-weight="normal" officeooo:rsid="0030b819" style:font-weight-asian="normal" style:font-weight-complex="normal"/>
    </style:style>
    <style:style style:name="T15" style:family="text">
      <style:text-properties fo:font-weight="normal" officeooo:rsid="002b773a" style:font-weight-asian="normal" style:font-weight-complex="normal"/>
    </style:style>
    <style:style style:name="T16" style:family="text">
      <style:text-properties fo:font-weight="normal" officeooo:rsid="0032959e" style:font-weight-asian="normal" style:font-weight-complex="normal"/>
    </style:style>
    <style:style style:name="T17" style:family="text">
      <style:text-properties fo:font-weight="normal" officeooo:rsid="001b88b8" style:font-weight-asian="normal" style:font-weight-complex="normal"/>
    </style:style>
    <style:style style:name="T18" style:family="text">
      <style:text-properties fo:font-weight="normal" officeooo:rsid="00360e94" style:font-weight-asian="normal" style:font-weight-complex="normal"/>
    </style:style>
    <style:style style:name="T19" style:family="text">
      <style:text-properties fo:font-weight="normal" officeooo:rsid="00389ea5" style:font-weight-asian="normal" style:font-weight-complex="normal"/>
    </style:style>
    <style:style style:name="T20" style:family="text">
      <style:text-properties fo:font-weight="normal" officeooo:rsid="003bbd67" style:font-weight-asian="normal" style:font-weight-complex="normal"/>
    </style:style>
    <style:style style:name="T21" style:family="text">
      <style:text-properties fo:font-weight="normal" officeooo:rsid="003c76c5" style:font-weight-asian="normal" style:font-weight-complex="normal"/>
    </style:style>
    <style:style style:name="T22" style:family="text">
      <style:text-properties fo:font-weight="normal" officeooo:rsid="003d249b" style:font-weight-asian="normal" style:font-weight-complex="normal"/>
    </style:style>
    <style:style style:name="T23" style:family="text">
      <style:text-properties fo:font-weight="normal" officeooo:rsid="0042d119" style:font-weight-asian="normal" style:font-weight-complex="normal"/>
    </style:style>
    <style:style style:name="T24" style:family="text">
      <style:text-properties fo:font-weight="normal" officeooo:rsid="0046e006" style:font-weight-asian="normal" style:font-weight-complex="normal"/>
    </style:style>
    <style:style style:name="T25" style:family="text">
      <style:text-properties fo:font-weight="normal" officeooo:rsid="0047e434" style:font-weight-asian="normal" style:font-weight-complex="normal"/>
    </style:style>
    <style:style style:name="T26" style:family="text">
      <style:text-properties fo:font-weight="normal" officeooo:rsid="0049adbf" style:font-weight-asian="normal" style:font-weight-complex="normal"/>
    </style:style>
    <style:style style:name="T27" style:family="text">
      <style:text-properties fo:font-weight="normal" officeooo:rsid="004d4ea6" style:font-weight-asian="normal" style:font-weight-complex="normal"/>
    </style:style>
    <style:style style:name="T28" style:family="text">
      <style:text-properties fo:font-weight="normal" officeooo:rsid="004e1023" style:font-weight-asian="normal" style:font-weight-complex="normal"/>
    </style:style>
    <style:style style:name="T29" style:family="text">
      <style:text-properties fo:font-weight="normal" officeooo:rsid="004fd5d9" style:font-weight-asian="normal" style:font-weight-complex="normal"/>
    </style:style>
    <style:style style:name="T30" style:family="text">
      <style:text-properties fo:font-weight="normal" officeooo:rsid="00516e10" style:font-weight-asian="normal" style:font-weight-complex="normal"/>
    </style:style>
    <style:style style:name="T31" style:family="text">
      <style:text-properties fo:font-weight="normal" officeooo:rsid="00343bbc" style:font-weight-asian="normal" style:font-weight-complex="normal"/>
    </style:style>
    <style:style style:name="T32" style:family="text">
      <style:text-properties fo:font-weight="normal" officeooo:rsid="005637c5" style:font-weight-asian="normal" style:font-weight-complex="normal"/>
    </style:style>
    <style:style style:name="T33" style:family="text">
      <style:text-properties fo:font-weight="normal" officeooo:rsid="00563d90" style:font-weight-asian="normal" style:font-weight-complex="normal"/>
    </style:style>
    <style:style style:name="T34" style:family="text">
      <style:text-properties fo:font-weight="normal" officeooo:rsid="005665fe" style:font-weight-asian="normal" style:font-weight-complex="normal"/>
    </style:style>
    <style:style style:name="T35" style:family="text">
      <style:text-properties fo:font-weight="normal" officeooo:rsid="005c118d" style:font-weight-asian="normal" style:font-weight-complex="normal"/>
    </style:style>
    <style:style style:name="T36" style:family="text">
      <style:text-properties fo:font-weight="normal" officeooo:rsid="005de3a7" style:font-weight-asian="normal" style:font-weight-complex="normal"/>
    </style:style>
    <style:style style:name="T37" style:family="text">
      <style:text-properties fo:font-weight="normal" officeooo:rsid="006a5774" style:font-weight-asian="normal" style:font-weight-complex="normal"/>
    </style:style>
    <style:style style:name="T38" style:family="text">
      <style:text-properties fo:font-weight="normal" officeooo:rsid="006f5d55" style:font-weight-asian="normal" style:font-weight-complex="normal"/>
    </style:style>
    <style:style style:name="T39" style:family="text">
      <style:text-properties fo:font-weight="normal" officeooo:rsid="006d967c" style:font-weight-asian="normal" style:font-weight-complex="normal"/>
    </style:style>
    <style:style style:name="T40" style:family="text">
      <style:text-properties fo:font-weight="normal" officeooo:rsid="0075587a" style:font-weight-asian="normal" style:font-weight-complex="normal"/>
    </style:style>
    <style:style style:name="T41" style:family="text">
      <style:text-properties style:text-underline-style="solid" style:text-underline-width="auto" style:text-underline-color="font-color"/>
    </style:style>
    <style:style style:name="T42" style:family="text">
      <style:text-properties style:text-underline-style="solid" style:text-underline-width="auto" style:text-underline-color="font-color" fo:font-weight="bold" officeooo:rsid="0015a186" style:font-weight-asian="bold" style:font-weight-complex="bold"/>
    </style:style>
    <style:style style:name="T43" style:family="text">
      <style:text-properties style:text-underline-style="solid" style:text-underline-width="auto" style:text-underline-color="font-color" fo:font-weight="bold" officeooo:rsid="0020d3cc" style:font-weight-asian="bold" style:font-weight-complex="bold"/>
    </style:style>
    <style:style style:name="T44" style:family="text">
      <style:text-properties officeooo:rsid="0020d3cc"/>
    </style:style>
    <style:style style:name="T45" style:family="text">
      <style:text-properties officeooo:rsid="00232512"/>
    </style:style>
    <style:style style:name="T46" style:family="text">
      <style:text-properties officeooo:rsid="0025e0b8"/>
    </style:style>
    <style:style style:name="T47" style:family="text">
      <style:text-properties officeooo:rsid="0027cf6d"/>
    </style:style>
    <style:style style:name="T48" style:family="text">
      <style:text-properties officeooo:rsid="0029bd63"/>
    </style:style>
    <style:style style:name="T49" style:family="text">
      <style:text-properties officeooo:rsid="002aec51"/>
    </style:style>
    <style:style style:name="T50" style:family="text">
      <style:text-properties officeooo:rsid="002b773a"/>
    </style:style>
    <style:style style:name="T51" style:family="text">
      <style:text-properties officeooo:rsid="002c2d9d"/>
    </style:style>
    <style:style style:name="T52" style:family="text">
      <style:text-properties officeooo:rsid="002c4adf"/>
    </style:style>
    <style:style style:name="T53" style:family="text">
      <style:text-properties officeooo:rsid="002d1178"/>
    </style:style>
    <style:style style:name="T54" style:family="text">
      <style:text-properties officeooo:rsid="00343bbc"/>
    </style:style>
    <style:style style:name="T55" style:family="text">
      <style:text-properties officeooo:rsid="003a858b"/>
    </style:style>
    <style:style style:name="T56" style:family="text">
      <style:text-properties officeooo:rsid="003e15e9"/>
    </style:style>
    <style:style style:name="T57" style:family="text">
      <style:text-properties fo:color="#b2b2b2" officeooo:rsid="003e15e9"/>
    </style:style>
    <style:style style:name="T58" style:family="text">
      <style:text-properties fo:color="#b2b2b2" officeooo:rsid="0040857c"/>
    </style:style>
    <style:style style:name="T59" style:family="text">
      <style:text-properties fo:color="#b2b2b2" officeooo:rsid="00411d94"/>
    </style:style>
    <style:style style:name="T60" style:family="text">
      <style:text-properties fo:color="#b2b2b2" officeooo:rsid="004b530e"/>
    </style:style>
    <style:style style:name="T61" style:family="text">
      <style:text-properties fo:color="#b2b2b2" officeooo:rsid="0058b5fb"/>
    </style:style>
    <style:style style:name="T62" style:family="text">
      <style:text-properties fo:color="#b2b2b2" officeooo:rsid="0060b23f"/>
    </style:style>
    <style:style style:name="T63" style:family="text">
      <style:text-properties fo:color="#b2b2b2" officeooo:rsid="0061ee21"/>
    </style:style>
    <style:style style:name="T64" style:family="text">
      <style:text-properties fo:color="#b2b2b2" officeooo:rsid="00662bf7"/>
    </style:style>
    <style:style style:name="T65" style:family="text">
      <style:text-properties fo:color="#b2b2b2" officeooo:rsid="006cd1ca"/>
    </style:style>
    <style:style style:name="T66" style:family="text">
      <style:text-properties fo:color="#b2b2b2" officeooo:rsid="00713857"/>
    </style:style>
    <style:style style:name="T67" style:family="text">
      <style:text-properties officeooo:rsid="004a6b8f"/>
    </style:style>
    <style:style style:name="T68" style:family="text">
      <style:text-properties officeooo:rsid="0051965c"/>
    </style:style>
    <style:style style:name="T69" style:family="text">
      <style:text-properties officeooo:rsid="0055719b"/>
    </style:style>
    <style:style style:name="T70" style:family="text">
      <style:text-properties officeooo:rsid="00579593"/>
    </style:style>
    <style:style style:name="T71" style:family="text">
      <style:text-properties officeooo:rsid="005fd2b9"/>
    </style:style>
    <style:style style:name="T72" style:family="text">
      <style:text-properties officeooo:rsid="0060b23f"/>
    </style:style>
    <style:style style:name="T73" style:family="text">
      <style:text-properties officeooo:rsid="0062a358"/>
    </style:style>
    <style:style style:name="T74" style:family="text">
      <style:text-properties officeooo:rsid="00676ace"/>
    </style:style>
    <style:style style:name="T75" style:family="text">
      <style:text-properties officeooo:rsid="006d967c"/>
    </style:style>
    <style:style style:name="T76" style:family="text">
      <style:text-properties officeooo:rsid="006f896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You are supposed to make <text:span text:style-name="T43">two</text:span> <text:span text:style-name="T44">different </text:span>basic peanut butter and jelly sandwich<text:span text:style-name="T44">es</text:span> <text:span text:style-name="T3">together </text:span>with Mary. <text:span text:style-name="T45">The first sandwich MUST be prepared by an </text:span><text:span text:style-name="T2">organic</text:span><text:span text:style-name="T45"> peanut butter and </text:span><text:span text:style-name="T2">strawberry</text:span><text:span text:style-name="T45"> jelly. The second peanut butter MUST be prepared by an </text:span><text:span text:style-name="T2">inorganic</text:span><text:span text:style-name="T45"> peanut butter and </text:span><text:span text:style-name="T2">grape</text:span><text:span text:style-name="T45"> jelly.</text:span> <text:span text:style-name="T1">All the ingredients are available to you and Mary, including:</text:span></text:p>
      <text:p text:style-name="P30"/>
      <text:p text:style-name="P30"><text:span text:style-name="T1"><text:tab/>a) a jar of organic peanut butter and a jar of inorganic peanut butter, </text:span></text:p>
      <text:p text:style-name="P30"><text:span text:style-name="T1"><text:tab/>b) two different jars of jellies (Strawberry and Grape), and </text:span></text:p>
      <text:p text:style-name="P31"><text:span text:style-name="T1"><text:tab/>c) 4 slices of plain whole wheat bread.</text:span></text:p>
      <text:p text:style-name="P30"/>
      <text:p text:style-name="P30"><text:span text:style-name="T1">To prepare </text:span><text:span text:style-name="T42">two</text:span><text:span text:style-name="T1"> sandwiches the following </text:span><text:span text:style-name="T42">steps</text:span><text:span text:style-name="T1"> and </text:span><text:span text:style-name="T42">orders</text:span><text:span text:style-name="T1"> MUST be taken:</text:span></text:p>
      <text:p text:style-name="P29"/>
      <text:p text:style-name="P33"><text:span text:style-name="T5">A. You should grab first slice of the bread and s</text:span>pread <text:span text:style-name="T46">organic </text:span>peanut butter evenly onto <text:span text:style-name="T3">that </text:span>slice using a knife.</text:p>
      <text:p text:style-name="P33"/>
      <text:p text:style-name="P36"><text:span text:style-name="T5">B. Mary should grab second slice of the bread and s</text:span>pread <text:span text:style-name="T46">strawberry </text:span>jelly evenly onto the <text:span text:style-name="T50">second</text:span> slice of bread using a<text:span text:style-name="T6">nother</text:span> knife.</text:p>
      <text:p text:style-name="P32"/>
      <text:p text:style-name="P35"><text:span text:style-name="T5">C. Mary should pass her own slice of the bread to you (covered by strawberry jelly).</text:span></text:p>
      <text:p text:style-name="P35"/>
      <text:p text:style-name="P35"><text:span text:style-name="T5">D. You should p</text:span>ress the two slices of bread together <text:span text:style-name="T4">and pass the first sandwich to Mary.</text:span></text:p>
      <text:p text:style-name="P29"/>
      <text:p text:style-name="P34"><text:span text:style-name="T5">E. Mary should c</text:span>ut the <text:span text:style-name="T47">first </text:span>sandwich <text:span text:style-name="T4">in half and put it into a zip lock bag</text:span>.</text:p>
      <text:p text:style-name="P41"/>
      <text:p text:style-name="P43">F. <text:span text:style-name="T8">You should grab </text:span><text:span text:style-name="T11">third</text:span><text:span text:style-name="T8"> slice of the bread and s</text:span><text:span text:style-name="T7">pread </text:span><text:span text:style-name="T11">in</text:span><text:span text:style-name="T9">organic </text:span><text:span text:style-name="T7">peanut butter evenly onto </text:span><text:span text:style-name="T10">that </text:span><text:span text:style-name="T7">slice using </text:span><text:span text:style-name="T12">your</text:span><text:span text:style-name="T7"> knife.</text:span></text:p>
      <text:p text:style-name="P41"/>
      <text:p text:style-name="P37"><text:span text:style-name="T48">G. Mary should grab fourth slice of the bread and s</text:span>pread <text:span text:style-name="T49">grape </text:span>jelly evenly onto th<text:span text:style-name="T49">at </text:span>slice of bread using <text:span text:style-name="T49">her own</text:span> knife.</text:p>
      <text:p text:style-name="P41"/>
      <text:p text:style-name="P38"><text:span text:style-name="T51">H. Mary should pass her own (last) slice of the bread to you (covered by grape jelly).</text:span></text:p>
      <text:p text:style-name="P41"/>
      <text:p text:style-name="P39"><text:span text:style-name="T52">I. You should p</text:span>ress the two slices of bread together <text:span text:style-name="T4">and pass the second sandwich to Mary.</text:span></text:p>
      <text:p text:style-name="P39"/>
      <text:p text:style-name="P40"><text:span text:style-name="T53">J. Mary should c</text:span>ut the <text:span text:style-name="T53">second </text:span>sandwich <text:span text:style-name="T4">in half and put it into another zip lock bag</text:span>.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2"><text:soft-page-break/>Now, please answer the following questions:</text:p>
      <text:p text:style-name="P44"/>
      <text:p text:style-name="P44"><text:span text:style-name="T41">NOTE</text:span>: All <text:span text:style-name="T69">of </text:span>the following questions are distinct.</text:p>
      <text:p text:style-name="P41"/>
      <text:p text:style-name="P41"/>
      <text:p text:style-name="P41"/>
      <text:p text:style-name="P41"/>
      <text:p text:style-name="P2"><text:span text:style-name="T6">1. Imagine y</text:span><text:span text:style-name="T8">ou </text:span><text:span text:style-name="T14">have </text:span><text:span text:style-name="T8">s</text:span><text:span text:style-name="T13">pread </text:span><text:span text:style-name="T9">organic </text:span><text:span text:style-name="T13">peanut butter onto </text:span><text:span text:style-name="T14">your first </text:span><text:span text:style-name="T13">slice </text:span><text:span text:style-name="T14">of bread </text:span><text:span text:style-name="T13">using </text:span><text:span text:style-name="T14">your</text:span><text:span text:style-name="T13"> knife. </text:span>Which of the following two actions is more expected? <text:span text:style-name="T57">[E</text:span><text:span text:style-name="T58">xpected</text:span><text:span text:style-name="T57"> </text:span><text:span text:style-name="T58">vs.</text:span><text:span text:style-name="T57"> M</text:span><text:span text:style-name="T58">ost_Expected</text:span><text:span text:style-name="T57">]</text:span></text:p>
      <text:p text:style-name="P1"/>
      <text:p text:style-name="P2">A. <text:span text:style-name="T8">Mary s</text:span><text:span text:style-name="T7">pread</text:span><text:span text:style-name="T14">s</text:span><text:span text:style-name="T7"> </text:span><text:span text:style-name="T9">strawberry </text:span><text:span text:style-name="T7">jelly onto the </text:span><text:span text:style-name="T15">second</text:span><text:span text:style-name="T7"> slice of bread using </text:span><text:span text:style-name="T14">her</text:span><text:span text:style-name="T7"> knife.</text:span></text:p>
      <text:p text:style-name="P2"><text:span text:style-name="T7"/></text:p>
      <text:p text:style-name="P3">B. <text:span text:style-name="T8">Mary </text:span><text:span text:style-name="T16">passes the </text:span><text:span text:style-name="T25">her own</text:span><text:span text:style-name="T16"> slice of the bread to you without </text:span><text:span text:style-name="T8">s</text:span><text:span text:style-name="T7">pread</text:span><text:span text:style-name="T16">ing</text:span><text:span text:style-name="T7"> </text:span><text:span text:style-name="T9">strawberry </text:span><text:span text:style-name="T7">jelly onto th</text:span><text:span text:style-name="T16">at</text:span><text:span text:style-name="T7"> slice of bread.</text:span></text:p>
      <text:p text:style-name="P1"/>
      <text:p text:style-name="P20">C. No difference; <text:span text:style-name="T71">Explain:</text:span></text:p>
      <text:p text:style-name="P1"/>
      <text:p text:style-name="P1"/>
      <text:p text:style-name="P1"/>
      <text:p text:style-name="P1"/>
      <text:p text:style-name="P8"><text:span text:style-name="T54">2. Imagine y</text:span><text:span text:style-name="T8">ou </text:span><text:span text:style-name="T14">have </text:span><text:span text:style-name="T8">p</text:span><text:span text:style-name="T14">ress</text:span><text:span text:style-name="T18">ed</text:span><text:span text:style-name="T14"> the two slices of bread </text:span><text:span text:style-name="T18">(one covered with </text:span><text:span text:style-name="T32">strawberry </text:span><text:span text:style-name="T18">jelly and one covered with </text:span><text:span text:style-name="T33">organic</text:span><text:span text:style-name="T18"> peanut butter) </text:span><text:span text:style-name="T14">together </text:span><text:span text:style-name="T17">and pass </text:span><text:span text:style-name="T24">it as </text:span><text:span text:style-name="T17">the first sandwich to Mary. </text:span>Which of the following two actions is more expected? <text:span text:style-name="T57">[E</text:span><text:span text:style-name="T59">xpected</text:span><text:span text:style-name="T57"> – M</text:span><text:span text:style-name="T59">ost_Unexpected</text:span><text:span text:style-name="T57">]</text:span></text:p>
      <text:p text:style-name="P4"/>
      <text:p text:style-name="P6">A. <text:span text:style-name="T8">Mary</text:span><text:span text:style-name="T17"> put</text:span><text:span text:style-name="T20">s</text:span><text:span text:style-name="T17"> </text:span><text:span text:style-name="T20">the given sandwich</text:span><text:span text:style-name="T17"> into a zip lock bag </text:span><text:span text:style-name="T23">without</text:span><text:span text:style-name="T20"> cutting it in half</text:span><text:span text:style-name="T7">.</text:span></text:p>
      <text:p text:style-name="P4"><text:span text:style-name="T7"/></text:p>
      <text:p text:style-name="P4">B. <text:span text:style-name="T8">Mary </text:span><text:span text:style-name="T19">takes a bite o</text:span><text:span text:style-name="T21">f</text:span><text:span text:style-name="T19"> the given sandwich</text:span><text:span text:style-name="T7">.</text:span></text:p>
      <text:p text:style-name="P4"/>
      <text:p text:style-name="P20">C. No difference; <text:span text:style-name="T71">Explain:</text:span></text:p>
      <text:p text:style-name="P4"/>
      <text:p text:style-name="P4"/>
      <text:p text:style-name="P4"/>
      <text:p text:style-name="P4"/>
      <text:p text:style-name="P9"><text:span text:style-name="T55">3. Imagine y</text:span><text:span text:style-name="T8">ou</text:span><text:span text:style-name="T14"> </text:span><text:span text:style-name="T22">are </text:span><text:span text:style-name="T8">s</text:span><text:span text:style-name="T13">pread</text:span><text:span text:style-name="T22">ing</text:span><text:span text:style-name="T13"> </text:span><text:span text:style-name="T9">organic </text:span><text:span text:style-name="T13">peanut butter onto </text:span><text:span text:style-name="T14">your first </text:span><text:span text:style-name="T13">slice </text:span><text:span text:style-name="T14">of bread </text:span><text:span text:style-name="T13">using </text:span><text:span text:style-name="T14">your</text:span><text:span text:style-name="T13"> knife.</text:span><text:span text:style-name="T17"> </text:span>Which of the following two actions is more expected? <text:span text:style-name="T57">[E</text:span><text:span text:style-name="T59">xpected</text:span><text:span text:style-name="T57"> – </text:span><text:span text:style-name="T59">Unexpected</text:span><text:span text:style-name="T57">]</text:span></text:p>
      <text:p text:style-name="P5"/>
      <text:p text:style-name="P10">A. <text:span text:style-name="T8">Mary s</text:span><text:span text:style-name="T7">pread</text:span><text:span text:style-name="T26">s</text:span><text:span text:style-name="T7"> </text:span><text:span text:style-name="T9">strawberry </text:span><text:span text:style-name="T7">jelly onto the </text:span><text:span text:style-name="T15">second</text:span><text:span text:style-name="T7"> slice of bread using </text:span><text:span text:style-name="T26">her</text:span><text:span text:style-name="T7"> knife.</text:span></text:p>
      <text:p text:style-name="P5"><text:span text:style-name="T7"/></text:p>
      <text:p text:style-name="P7">B. <text:span text:style-name="T12">Mary pass</text:span><text:span text:style-name="T22">es</text:span><text:span text:style-name="T12"> her own slice of the bread to you </text:span><text:span text:style-name="T22">but </text:span><text:span text:style-name="T12">covered </text:span><text:span text:style-name="T26">with</text:span><text:span text:style-name="T12"> grape jelly </text:span><text:span text:style-name="T22">instead of strawberry jelly</text:span><text:span text:style-name="T12">.</text:span></text:p>
      <text:p text:style-name="P5"/>
      <text:p text:style-name="P20">C. No difference; <text:span text:style-name="T71">Explain:</text:span></text:p>
      <text:p text:style-name="P5"/>
      <text:p text:style-name="P5"/>
      <text:p text:style-name="P5"/>
      <text:p text:style-name="P5"/>
      <text:p text:style-name="P5"/>
      <text:p text:style-name="P11"><text:soft-page-break/><text:span text:style-name="T67">4. Imagine y</text:span><text:span text:style-name="T8">ou</text:span><text:span text:style-name="T14"> </text:span><text:span text:style-name="T22">are </text:span><text:span text:style-name="T8">s</text:span><text:span text:style-name="T13">pread</text:span><text:span text:style-name="T22">ing</text:span><text:span text:style-name="T13"> </text:span><text:span text:style-name="T27">in</text:span><text:span text:style-name="T9">organic </text:span><text:span text:style-name="T13">peanut butter onto </text:span><text:span text:style-name="T29">the third</text:span><text:span text:style-name="T14"> </text:span><text:span text:style-name="T13">slice </text:span><text:span text:style-name="T14">of bread </text:span><text:span text:style-name="T13">using </text:span><text:span text:style-name="T14">your</text:span><text:span text:style-name="T13"> knife.</text:span><text:span text:style-name="T17"> </text:span>Which of the following two actions is more expected? <text:span text:style-name="T57">[</text:span><text:span text:style-name="T60">Most_</text:span><text:span text:style-name="T57">E</text:span><text:span text:style-name="T59">xpected</text:span><text:span text:style-name="T57"> – </text:span><text:span text:style-name="T60">Most_</text:span><text:span text:style-name="T59">Unexpected</text:span><text:span text:style-name="T57">]</text:span></text:p>
      <text:p text:style-name="P11"/>
      <text:p text:style-name="P11">A. <text:span text:style-name="T8">Mary s</text:span><text:span text:style-name="T7">pread</text:span><text:span text:style-name="T26">s</text:span><text:span text:style-name="T7"> </text:span><text:span text:style-name="T28">grape</text:span><text:span text:style-name="T9"> </text:span><text:span text:style-name="T7">jelly onto the </text:span><text:span text:style-name="T29">fourth</text:span><text:span text:style-name="T7"> slice of bread using </text:span><text:span text:style-name="T26">her</text:span><text:span text:style-name="T7"> knife.</text:span></text:p>
      <text:p text:style-name="P11"><text:span text:style-name="T7"/></text:p>
      <text:p text:style-name="P11">B. <text:span text:style-name="T12">Mary </text:span><text:span text:style-name="T30">mixes some of the grape jelly with the strawberry jelly to prepare a different flavor.</text:span></text:p>
      <text:p text:style-name="P11"/>
      <text:p text:style-name="P20">C. No difference; <text:span text:style-name="T71">Explain:</text:span></text:p>
      <text:p text:style-name="P11"/>
      <text:p text:style-name="P11"/>
      <text:p text:style-name="P11"/>
      <text:p text:style-name="P11"/>
      <text:p text:style-name="P13"><text:span text:style-name="T68">5. </text:span><text:span text:style-name="T31">Imagine y</text:span><text:span text:style-name="T8">ou </text:span><text:span text:style-name="T14">have </text:span><text:span text:style-name="T8">p</text:span><text:span text:style-name="T14">ress</text:span><text:span text:style-name="T18">ed</text:span><text:span text:style-name="T14"> the two slices of bread </text:span><text:span text:style-name="T18">(one covered with </text:span><text:span text:style-name="T34">strawberry</text:span><text:span text:style-name="T32"> </text:span><text:span text:style-name="T18">jelly and one covered with </text:span><text:span text:style-name="T33">organic </text:span><text:span text:style-name="T18">peanut butter) </text:span><text:span text:style-name="T14">together </text:span><text:span text:style-name="T17">and pass </text:span><text:span text:style-name="T24">it as </text:span><text:span text:style-name="T17">the </text:span><text:span text:style-name="T34">first</text:span><text:span text:style-name="T17"> sandwich to Mary. </text:span>Which of the following two actions is more expected? <text:span text:style-name="T57">[</text:span><text:span text:style-name="T60">Most_</text:span><text:span text:style-name="T57">E</text:span><text:span text:style-name="T59">xpected</text:span><text:span text:style-name="T57"> – </text:span><text:span text:style-name="T59">Unexpected</text:span><text:span text:style-name="T57">]</text:span></text:p>
      <text:p text:style-name="P12"/>
      <text:p text:style-name="P14">A. <text:span text:style-name="T8">Mary</text:span><text:span text:style-name="T17"> put</text:span><text:span text:style-name="T20">s</text:span><text:span text:style-name="T17"> </text:span><text:span text:style-name="T20">the given sandwich</text:span><text:span text:style-name="T17"> into a zip lock bag </text:span><text:span text:style-name="T33">after</text:span><text:span text:style-name="T20"> cutting it in half</text:span><text:span text:style-name="T7">.</text:span></text:p>
      <text:p text:style-name="P12"><text:span text:style-name="T7"/></text:p>
      <text:p text:style-name="P15">B. <text:span text:style-name="T8">Mary s</text:span><text:span text:style-name="T7">pread</text:span><text:span text:style-name="T26">s</text:span><text:span text:style-name="T7"> </text:span><text:span text:style-name="T28">grape</text:span><text:span text:style-name="T9"> </text:span><text:span text:style-name="T7">jelly onto the </text:span><text:span text:style-name="T29">fourth</text:span><text:span text:style-name="T7"> slice of bread using </text:span><text:span text:style-name="T26">her</text:span><text:span text:style-name="T7"> knife.</text:span></text:p>
      <text:p text:style-name="P12"/>
      <text:p text:style-name="P20">C. No difference; <text:span text:style-name="T71">Explain:</text:span></text:p>
      <text:p text:style-name="P12"/>
      <text:p text:style-name="P17"><text:span text:style-name="T70">6. Imagine y</text:span><text:span text:style-name="T8">ou</text:span><text:span text:style-name="T14"> </text:span><text:span text:style-name="T22">are </text:span><text:span text:style-name="T8">s</text:span><text:span text:style-name="T13">pread</text:span><text:span text:style-name="T22">ing</text:span><text:span text:style-name="T13"> </text:span><text:span text:style-name="T27">in</text:span><text:span text:style-name="T9">organic </text:span><text:span text:style-name="T13">peanut butter onto </text:span><text:span text:style-name="T29">the third</text:span><text:span text:style-name="T14"> </text:span><text:span text:style-name="T13">slice </text:span><text:span text:style-name="T14">of bread </text:span><text:span text:style-name="T13">using </text:span><text:span text:style-name="T14">your</text:span><text:span text:style-name="T13"> knife.</text:span><text:span text:style-name="T17"> </text:span>Which of the following two actions is more expected? <text:span text:style-name="T57">[</text:span><text:span text:style-name="T60">Most_</text:span><text:span text:style-name="T61">Une</text:span><text:span text:style-name="T59">xpected</text:span><text:span text:style-name="T57"> – </text:span><text:span text:style-name="T59">Unexpected</text:span><text:span text:style-name="T57">]</text:span></text:p>
      <text:p text:style-name="P16"/>
      <text:p text:style-name="P18">A. <text:span text:style-name="T8">Mary s</text:span><text:span text:style-name="T7">pread</text:span><text:span text:style-name="T26">s</text:span><text:span text:style-name="T7"> </text:span><text:span text:style-name="T28">grape</text:span><text:span text:style-name="T9"> </text:span><text:span text:style-name="T7">jelly onto the </text:span><text:span text:style-name="T29">fourth</text:span><text:span text:style-name="T7"> slice of bread using </text:span><text:span text:style-name="T26">her</text:span><text:span text:style-name="T7"> </text:span><text:span text:style-name="T35">own </text:span><text:span text:style-name="T7">knife.</text:span></text:p>
      <text:p text:style-name="P16"><text:span text:style-name="T7"/></text:p>
      <text:p text:style-name="P19">B. <text:span text:style-name="T8">Mary</text:span><text:span text:style-name="T17"> </text:span><text:span text:style-name="T8">s</text:span><text:span text:style-name="T7">pread</text:span><text:span text:style-name="T26">s</text:span><text:span text:style-name="T7"> </text:span><text:span text:style-name="T36">some organic peanut butter</text:span><text:span text:style-name="T7"> onto the </text:span><text:span text:style-name="T29">fourth</text:span><text:span text:style-name="T7"> slice of bread using </text:span><text:span text:style-name="T26">her</text:span><text:span text:style-name="T7"> </text:span><text:span text:style-name="T35">own </text:span><text:span text:style-name="T7">knife.</text:span></text:p>
      <text:p text:style-name="P16"/>
      <text:p text:style-name="P16">C. No difference; <text:span text:style-name="T71">Explain:</text:span></text:p>
      <text:p text:style-name="P16"/>
      <text:p text:style-name="P16"/>
      <text:p text:style-name="P16"/>
      <text:p text:style-name="P16"/>
      <text:p text:style-name="P21"><text:span text:style-name="T72">7. </text:span><text:span text:style-name="T31">Imagine y</text:span><text:span text:style-name="T8">ou </text:span><text:span text:style-name="T14">have </text:span><text:span text:style-name="T8">p</text:span><text:span text:style-name="T14">ress</text:span><text:span text:style-name="T18">ed</text:span><text:span text:style-name="T14"> the two slices of bread </text:span><text:span text:style-name="T18">(one covered with </text:span><text:span text:style-name="T34">strawberry</text:span><text:span text:style-name="T32"> </text:span><text:span text:style-name="T18">jelly and one covered with </text:span><text:span text:style-name="T33">organic </text:span><text:span text:style-name="T18">peanut butter) </text:span><text:span text:style-name="T14">together </text:span><text:span text:style-name="T17">and pass </text:span><text:span text:style-name="T24">it as </text:span><text:span text:style-name="T17">the </text:span><text:span text:style-name="T34">first</text:span><text:span text:style-name="T17"> sandwich to Mary. </text:span>Which of the following two actions is more expected? <text:span text:style-name="T57">[</text:span><text:span text:style-name="T63">E</text:span><text:span text:style-name="T59">xpected</text:span><text:span text:style-name="T57"> – </text:span><text:span text:style-name="T62">E</text:span><text:span text:style-name="T59">xpected</text:span><text:span text:style-name="T57">]</text:span></text:p>
      <text:p text:style-name="P21"/>
      <text:p text:style-name="P21">A. <text:span text:style-name="T8">Mary</text:span><text:span text:style-name="T17"> put</text:span><text:span text:style-name="T20">s</text:span><text:span text:style-name="T17"> </text:span><text:span text:style-name="T20">the given sandwich</text:span><text:span text:style-name="T17"> into a zip lock bag </text:span><text:span text:style-name="T33">after</text:span><text:span text:style-name="T20"> cutting it in half</text:span><text:span text:style-name="T7">.</text:span></text:p>
      <text:p text:style-name="P21"><text:span text:style-name="T7"/></text:p>
      <text:p text:style-name="P21">B. <text:span text:style-name="T73">You go ahead and begin to spread inorganic peanut butter on the third bread, since Mary doesn't need your help anymore</text:span><text:span text:style-name="T7">.</text:span></text:p>
      <text:p text:style-name="P21"/>
      <text:p text:style-name="P45"><text:span text:style-name="T56">C. No difference; Explain:</text:span></text:p>
      <text:p text:style-name="P45"/>
      <text:p text:style-name="P45"/>
      <text:p text:style-name="P45"/>
      <text:p text:style-name="P22"><text:soft-page-break/><text:span text:style-name="T74">8. Imagine y</text:span><text:span text:style-name="T8">ou</text:span><text:span text:style-name="T14"> </text:span><text:span text:style-name="T22">are </text:span><text:span text:style-name="T8">s</text:span><text:span text:style-name="T13">pread</text:span><text:span text:style-name="T22">ing</text:span><text:span text:style-name="T13"> </text:span><text:span text:style-name="T9">organic </text:span><text:span text:style-name="T13">peanut butter onto </text:span><text:span text:style-name="T14">your first </text:span><text:span text:style-name="T13">slice </text:span><text:span text:style-name="T14">of bread </text:span><text:span text:style-name="T13">using </text:span><text:span text:style-name="T14">your</text:span><text:span text:style-name="T13"> knife.</text:span><text:span text:style-name="T17"> </text:span>Which of the following two actions is more expected? <text:span text:style-name="T57">[</text:span><text:span text:style-name="T64">Une</text:span><text:span text:style-name="T59">xpected</text:span><text:span text:style-name="T57"> – </text:span><text:span text:style-name="T59">Unexpected</text:span><text:span text:style-name="T57">]</text:span></text:p>
      <text:p text:style-name="P22"/>
      <text:p text:style-name="P22">A. <text:span text:style-name="T8">Mary </text:span><text:span text:style-name="T37">puts her own slice of bread in the zip lock bag without waiting for you.</text:span></text:p>
      <text:p text:style-name="P22"><text:span text:style-name="T7"/></text:p>
      <text:p text:style-name="P23">B. <text:span text:style-name="T12">Mary </text:span><text:span text:style-name="T37">cuts her own slice of bread without waiting for you</text:span><text:span text:style-name="T12">.</text:span></text:p>
      <text:p text:style-name="P22"/>
      <text:p text:style-name="P46">C. No difference; <text:span text:style-name="T71">Explain:</text:span></text:p>
      <text:p text:style-name="P46"/>
      <text:p text:style-name="P46"/>
      <text:p text:style-name="P46"/>
      <text:p text:style-name="P46"/>
      <text:p text:style-name="P24"><text:span text:style-name="T75">9. </text:span>Which of the following two actions is more expected? <text:span text:style-name="T57">[</text:span><text:span text:style-name="T65">Most_E</text:span><text:span text:style-name="T59">xpected</text:span><text:span text:style-name="T57"> – </text:span><text:span text:style-name="T65">Most_E</text:span><text:span text:style-name="T59">xpected</text:span><text:span text:style-name="T57">]</text:span></text:p>
      <text:p text:style-name="P24"/>
      <text:p text:style-name="P25">A. <text:span text:style-name="T75">Imagine y</text:span><text:span text:style-name="T8">ou</text:span><text:span text:style-name="T14"> </text:span><text:span text:style-name="T22">are </text:span><text:span text:style-name="T8">s</text:span><text:span text:style-name="T13">pread</text:span><text:span text:style-name="T22">ing</text:span><text:span text:style-name="T13"> </text:span><text:span text:style-name="T9">organic </text:span><text:span text:style-name="T13">peanut butter onto </text:span><text:span text:style-name="T14">your first </text:span><text:span text:style-name="T13">slice </text:span><text:span text:style-name="T14">of bread </text:span><text:span text:style-name="T13">using </text:span><text:span text:style-name="T14">your</text:span><text:span text:style-name="T13"> knife. </text:span><text:span text:style-name="T38">And, </text:span><text:span text:style-name="T8">Mary s</text:span><text:span text:style-name="T7">pread</text:span><text:span text:style-name="T14">s</text:span><text:span text:style-name="T7"> </text:span><text:span text:style-name="T9">strawberry </text:span><text:span text:style-name="T7">jelly onto the </text:span><text:span text:style-name="T15">second</text:span><text:span text:style-name="T7"> slice of bread using </text:span><text:span text:style-name="T14">her</text:span><text:span text:style-name="T7"> knife.</text:span></text:p>
      <text:p text:style-name="P24"><text:span text:style-name="T7"/></text:p>
      <text:p text:style-name="P25">B. <text:span text:style-name="T39">Imagine y</text:span><text:span text:style-name="T8">ou</text:span><text:span text:style-name="T14"> </text:span><text:span text:style-name="T22">are </text:span><text:span text:style-name="T8">s</text:span><text:span text:style-name="T13">pread</text:span><text:span text:style-name="T22">ing</text:span><text:span text:style-name="T13"> </text:span><text:span text:style-name="T38">in</text:span><text:span text:style-name="T9">organic </text:span><text:span text:style-name="T13">peanut butter onto </text:span><text:span text:style-name="T38">third</text:span><text:span text:style-name="T14"> </text:span><text:span text:style-name="T13">slice </text:span><text:span text:style-name="T14">of bread </text:span><text:span text:style-name="T13">using </text:span><text:span text:style-name="T14">your</text:span><text:span text:style-name="T13"> knife. </text:span><text:span text:style-name="T38">And, </text:span><text:span text:style-name="T8">Mary s</text:span><text:span text:style-name="T7">pread</text:span><text:span text:style-name="T14">s</text:span><text:span text:style-name="T7"> </text:span><text:span text:style-name="T38">grape</text:span><text:span text:style-name="T9"> </text:span><text:span text:style-name="T7">jelly onto the </text:span><text:span text:style-name="T38">forth</text:span><text:span text:style-name="T7"> slice of bread using </text:span><text:span text:style-name="T14">her</text:span><text:span text:style-name="T7"> knife.</text:span></text:p>
      <text:p text:style-name="P24"/>
      <text:p text:style-name="P47">C. No difference; <text:span text:style-name="T71">Explain:</text:span></text:p>
      <text:p text:style-name="P47"/>
      <text:p text:style-name="P47"/>
      <text:p text:style-name="P47"/>
      <text:p text:style-name="P47"/>
      <text:p text:style-name="P27"><text:span text:style-name="T76">10. </text:span><text:span text:style-name="T39">Imagine y</text:span><text:span text:style-name="T8">ou</text:span><text:span text:style-name="T14"> </text:span><text:span text:style-name="T22">are </text:span><text:span text:style-name="T8">s</text:span><text:span text:style-name="T13">pread</text:span><text:span text:style-name="T22">ing</text:span><text:span text:style-name="T13"> </text:span><text:span text:style-name="T38">in</text:span><text:span text:style-name="T9">organic </text:span><text:span text:style-name="T13">peanut butter onto </text:span><text:span text:style-name="T38">third</text:span><text:span text:style-name="T14"> </text:span><text:span text:style-name="T13">slice </text:span><text:span text:style-name="T14">of bread </text:span><text:span text:style-name="T13">using </text:span><text:span text:style-name="T14">your</text:span><text:span text:style-name="T13"> knife. </text:span>Which of the following two actions is more expected? <text:span text:style-name="T57">[</text:span><text:span text:style-name="T65">Most_</text:span><text:span text:style-name="T66">Une</text:span><text:span text:style-name="T59">xpected</text:span><text:span text:style-name="T57"> – </text:span><text:span text:style-name="T65">Most_</text:span><text:span text:style-name="T66">Une</text:span><text:span text:style-name="T59">xpected</text:span><text:span text:style-name="T57">]</text:span></text:p>
      <text:p text:style-name="P26"/>
      <text:p text:style-name="P26">A.<text:span text:style-name="T38"> </text:span><text:span text:style-name="T8">Mary </text:span><text:span text:style-name="T40">tries to find raspberry jelly to put some on a slice of a bread</text:span><text:span text:style-name="T7">.</text:span></text:p>
      <text:p text:style-name="P26"><text:span text:style-name="T7"/></text:p>
      <text:p text:style-name="P28">B. <text:span text:style-name="T8">Mary </text:span><text:span text:style-name="T40">tries to find a peanut butter with cinnamon flavor to put some on a slice of a bread</text:span><text:span text:style-name="T7">.</text:span></text:p>
      <text:p text:style-name="P26"/>
      <text:p text:style-name="P48">C. No difference; <text:span text:style-name="T71">Explain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2T13:00:24.817229957</meta:creation-date>
    <dc:date>2015-10-12T19:35:15.188025195</dc:date>
    <meta:editing-duration>PT6H30M44S</meta:editing-duration>
    <meta:editing-cycles>95</meta:editing-cycles>
    <meta:generator>LibreOffice/4.2.8.2$Linux_X86_64 LibreOffice_project/420m0$Build-2</meta:generator>
    <meta:document-statistic meta:table-count="0" meta:image-count="0" meta:object-count="0" meta:page-count="4" meta:paragraph-count="58" meta:word-count="1003" meta:character-count="5748" meta:non-whitespace-character-count="4789"/>
  </office:meta>
</office:document-meta>
</file>